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848" officeooo:paragraph-rsid="001af848" style:font-weight-asian="bold" style:font-weight-complex="bold"/>
    </style:style>
    <style:style style:name="P2" style:family="paragraph" style:parent-style-name="Standard">
      <style:text-properties fo:font-weight="bold" officeooo:rsid="001b1b95" officeooo:paragraph-rsid="001b1b95" style:font-weight-asian="bold" style:font-weight-complex="bold"/>
    </style:style>
    <style:style style:name="P3" style:family="paragraph" style:parent-style-name="Standard">
      <style:text-properties fo:font-weight="bold" officeooo:rsid="001e13ed" officeooo:paragraph-rsid="001e13e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f848" officeooo:paragraph-rsid="001af84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b1b95" officeooo:paragraph-rsid="001b1b95"/>
    </style:style>
    <style:style style:name="P6" style:family="paragraph" style:parent-style-name="Standard">
      <style:text-properties officeooo:rsid="001b1b95" officeooo:paragraph-rsid="001c6451"/>
    </style:style>
    <style:style style:name="P7" style:family="paragraph" style:parent-style-name="Standard">
      <style:text-properties officeooo:rsid="001b1b95" officeooo:paragraph-rsid="001c6451"/>
    </style:style>
    <style:style style:name="P8" style:family="paragraph" style:parent-style-name="Standard">
      <style:text-properties officeooo:rsid="00219d9d" officeooo:paragraph-rsid="00219d9d"/>
    </style:style>
    <style:style style:name="P9" style:family="paragraph" style:parent-style-name="Standard">
      <style:text-properties fo:font-weight="bold" officeooo:rsid="001e13ed" officeooo:paragraph-rsid="001e13ed" style:font-weight-asian="bold" style:font-weight-complex="bold"/>
    </style:style>
    <style:style style:name="P10" style:family="paragraph" style:parent-style-name="Standard">
      <style:text-properties fo:font-weight="bold" officeooo:rsid="00219d9d" officeooo:paragraph-rsid="00219d9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figuration routeurs running config</text:p>
      <text:p text:style-name="Standard"/>
      <text:p text:style-name="P1">ROUTEUR-5 :</text:p>
      <text:p text:style-name="Standard">Current configuration : 996 bytes</text:p>
      <text:p text:style-name="Standard">!</text:p>
      <text:p text:style-name="Standard">version 12.4</text:p>
      <text:p text:style-name="Standard">service timestamps debug datetime msec</text:p>
      <text:p text:style-name="Standard">service timestamps log datetime msec</text:p>
      <text:p text:style-name="Standard">no service password-encryption</text:p>
      <text:p text:style-name="Standard"/>
      <text:p text:style-name="Standard">hostname Routeur5</text:p>
      <text:p text:style-name="Standard"/>
      <text:p text:style-name="Standard">boot-start-marker</text:p>
      <text:p text:style-name="Standard">boot-end-marker</text:p>
      <text:p text:style-name="Standard"/>
      <text:p text:style-name="Standard">no aaa new-model</text:p>
      <text:p text:style-name="Standard">!</text:p>
      <text:p text:style-name="Standard">resource policy</text:p>
      <text:p text:style-name="Standard">!</text:p>
      <text:p text:style-name="Standard">memory-size iomem 20</text:p>
      <text:p text:style-name="Standard">mmi polling-interval 60</text:p>
      <text:p text:style-name="Standard">no mmi auto-configure</text:p>
      <text:p text:style-name="Standard">no mmi pvc</text:p>
      <text:p text:style-name="Standard">mmi snmp-timeout 180</text:p>
      <text:p text:style-name="Standard">ip subnet-zero</text:p>
      <text:p text:style-name="Standard">ip cef <text:s text:c="3"/></text:p>
      <text:p text:style-name="Standard">!</text:p>
      <text:p text:style-name="Standard">!</text:p>
      <text:p text:style-name="Standard">no ip dhcp use vrf connected</text:p>
      <text:p text:style-name="Standard">!</text:p>
      <text:p text:style-name="Standard">ip dhcp pool Acces_Autorise</text:p>
      <text:p text:style-name="Standard"><text:s text:c="3"/>network 172.16.0.0 255.255.255.0</text:p>
      <text:p text:style-name="Standard"><text:s text:c="3"/>dns-server 8.8.8.8 </text:p>
      <text:p text:style-name="Standard"><text:s text:c="3"/>default-router 172.16.0.1 </text:p>
      <text:p text:style-name="Standard">!</text:p>
      <text:p text:style-name="Standard">interface FastEthernet0/0</text:p>
      <text:p text:style-name="Standard"><text:s/>ip address 172.16.0.1 255.255.255.0</text:p>
      <text:p text:style-name="Standard"><text:s/>duplex auto</text:p>
      <text:p text:style-name="Standard"><text:s/>speed auto</text:p>
      <text:p text:style-name="Standard">!</text:p>
      <text:p text:style-name="Standard">interface FastEthernet0/1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!</text:p>
      <text:p text:style-name="Standard">interface Serial0/1/0</text:p>
      <text:p text:style-name="Standard"><text:s/>ip address 13.0.0.1 255.255.255.252</text:p>
      <text:p text:style-name="Standard"><text:s/>no fair-queue</text:p>
      <text:p text:style-name="Standard"><text:s/>clockrate 56000</text:p>
      <text:p text:style-name="Standard">!</text:p>
      <text:p text:style-name="P8">ip route 0.0.0.0 12.0.0.1</text:p>
      <text:p text:style-name="Standard"><text:soft-page-break/>!</text:p>
      <text:p text:style-name="Standard">interface Serial0/1/1</text:p>
      <text:p text:style-name="Standard"><text:s/>ip address 12.0.0.2 255.255.255.252</text:p>
      <text:p text:style-name="Standard"/>
      <text:p text:style-name="Standard">router rip</text:p>
      <text:p text:style-name="Standard"><text:s/>network 12.0.0.0</text:p>
      <text:p text:style-name="Standard"><text:s/>network 13.0.0.0</text:p>
      <text:p text:style-name="Standard"><text:s/>network 172.16.0.0</text:p>
      <text:p text:style-name="Standard"/>
      <text:p text:style-name="Standard">end</text:p>
      <text:p text:style-name="Standard"/>
      <text:p text:style-name="P2">ROUTER – 6 : </text:p>
      <text:p text:style-name="P5"/>
      <text:p text:style-name="P6">hostname Routeur6 <text:s text:c="62"/></text:p>
      <text:p text:style-name="P6">! <text:s text:c="309"/></text:p>
      <text:p text:style-name="P6">interface FastEthernet0/0 <text:s text:c="54"/></text:p>
      <text:p text:style-name="P6"><text:s/>ip address 10.3.2.2 255.255.254.0 <text:s text:c="45"/></text:p>
      <text:p text:style-name="P6"><text:s/>ip nat outside <text:s text:c="64"/></text:p>
      <text:p text:style-name="P6"><text:s/>duplex auto <text:s text:c="67"/></text:p>
      <text:p text:style-name="P6"><text:s/>speed auto</text:p>
      <text:p text:style-name="P6"><text:s/>no shutdown <text:s text:c="67"/></text:p>
      <text:p text:style-name="P6">! <text:s text:c="147"/></text:p>
      <text:p text:style-name="P6">interface Serial0/1/0 <text:s text:c="58"/></text:p>
      <text:p text:style-name="P6"><text:s/>ip address 12.0.0.1 255.255.255.252 <text:s text:c="43"/></text:p>
      <text:p text:style-name="P6"><text:s/>ip nat inside <text:s text:c="65"/></text:p>
      <text:p text:style-name="P6"><text:s/>clockrate 56000 <text:s text:c="63"/></text:p>
      <text:p text:style-name="P6">! <text:s text:c="78"/></text:p>
      <text:p text:style-name="P6">interface Serial0/1/1 <text:s text:c="58"/></text:p>
      <text:p text:style-name="P6"><text:s/>ip address 14.0.0.2 255.255.255.252 <text:s text:c="43"/></text:p>
      <text:p text:style-name="P6"><text:s/>ip nat inside <text:s text:c="65"/></text:p>
      <text:p text:style-name="P6">! <text:s text:c="78"/></text:p>
      <text:p text:style-name="P6">router rip <text:s text:c="69"/></text:p>
      <text:p text:style-name="P6"><text:s/>version 2 <text:s text:c="69"/></text:p>
      <text:p text:style-name="P6"><text:s/>network 10.0.0.0 <text:s text:c="62"/></text:p>
      <text:p text:style-name="P6"><text:s/>network 12.0.0.0 <text:s text:c="62"/></text:p>
      <text:p text:style-name="P6"><text:s/>network 14.0.0.0 <text:s text:c="62"/></text:p>
      <text:p text:style-name="P6"><text:s/>no auto-summary <text:s text:c="63"/></text:p>
      <text:p text:style-name="P6">! <text:s text:c="144"/></text:p>
      <text:p text:style-name="P6">ip route 0.0.0.0 0.0.0.0 10.3.2.1 <text:s text:c="46"/></text:p>
      <text:p text:style-name="P6">! <text:s text:c="143"/></text:p>
      <text:p text:style-name="P6">ip nat inside source list PAT interface FastEthernet0/0 overload <text:s text:c="15"/></text:p>
      <text:p text:style-name="P6">! <text:s text:c="78"/></text:p>
      <text:p text:style-name="P6">ip access-list standard PAT <text:s text:c="52"/></text:p>
      <text:p text:style-name="P6"><text:s/>permit 172.16.0.0 0.0.0.255 <text:s text:c="55"/></text:p>
      <text:p text:style-name="P6"><text:s/>permit 172.31.0.0 0.0.0.255 <text:s text:c="55"/></text:p>
      <text:p text:style-name="P6">! <text:s text:c="156"/></text:p>
      <text:p text:style-name="P6">! <text:s text:c="78"/></text:p>
      <text:p text:style-name="P6">line con 0 <text:s text:c="69"/></text:p>
      <text:p text:style-name="P6">line aux 0 <text:s text:c="69"/></text:p>
      <text:p text:style-name="P6">line vty 0 4 <text:s text:c="67"/></text:p>
      <text:p text:style-name="P6"><text:s/>login <text:s text:c="73"/></text:p>
      <text:p text:style-name="P6">! <text:s text:c="78"/></text:p>
      <text:p text:style-name="P6"><text:soft-page-break/>end <text:s text:c="2"/></text:p>
      <text:p text:style-name="P6"/>
      <text:p text:style-name="P3">ROUTEUR-4 : </text:p>
      <text:p text:style-name="P3"/>
      <text:p text:style-name="P3">Building configuration...</text:p>
      <text:p text:style-name="P3"/>
      <text:p text:style-name="P3">Current configuration : 973 bytes</text:p>
      <text:p text:style-name="P3">!</text:p>
      <text:p text:style-name="P3">version 12.4</text:p>
      <text:p text:style-name="P3">service timestamps debug datetime msec</text:p>
      <text:p text:style-name="P3">service timestamps log datetime msec</text:p>
      <text:p text:style-name="P3">no service password-encryption</text:p>
      <text:p text:style-name="P3">!</text:p>
      <text:p text:style-name="P3">hostname Routeur4</text:p>
      <text:p text:style-name="P3">!</text:p>
      <text:p text:style-name="P3">boot-start-marker</text:p>
      <text:p text:style-name="P3">boot-end-marker</text:p>
      <text:p text:style-name="P3">!</text:p>
      <text:p text:style-name="P3">!</text:p>
      <text:p text:style-name="P3">no aaa new-model</text:p>
      <text:p text:style-name="P3">!</text:p>
      <text:p text:style-name="P3">resource policy</text:p>
      <text:p text:style-name="P3">!</text:p>
      <text:p text:style-name="P3">mmi polling-interval 60</text:p>
      <text:p text:style-name="P3">no mmi auto-configure</text:p>
      <text:p text:style-name="P3">no mmi pvc</text:p>
      <text:p text:style-name="P3">mmi snmp-timeout 180</text:p>
      <text:p text:style-name="P3">ip subnet-zero</text:p>
      <text:p text:style-name="P3">ip cef <text:s text:c="3"/></text:p>
      <text:p text:style-name="P3">!</text:p>
      <text:p text:style-name="P3">!</text:p>
      <text:p text:style-name="P3">no ip dhcp use vrf connected</text:p>
      <text:p text:style-name="P3">!</text:p>
      <text:p text:style-name="P3">ip dhcp pool ACCES_REFUSE</text:p>
      <text:p text:style-name="P3"><text:s text:c="3"/>network 172.31.0.0 255.255.255.0</text:p>
      <text:p text:style-name="P3"><text:s text:c="3"/>dns-server 8.8.8.8 </text:p>
      <text:p text:style-name="P3"><text:s text:c="3"/>default-router 172.31.0.1 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interface FastEthernet0/0</text:p>
      <text:p text:style-name="P3"><text:s/>ip address 172.31.0.1 255.255.255.0</text:p>
      <text:p text:style-name="P3"><text:s/>duplex auto</text:p>
      <text:p text:style-name="P3"><text:s/>speed auto</text:p>
      <text:p text:style-name="P3">!</text:p>
      <text:p text:style-name="P3">interface FastEthernet0/1</text:p>
      <text:p text:style-name="P3"><text:s/>no ip address</text:p>
      <text:p text:style-name="P3"><text:s/>shutdown</text:p>
      <text:p text:style-name="P3"><text:s/>duplex auto</text:p>
      <text:p text:style-name="P3"><text:soft-page-break/><text:s/>speed auto</text:p>
      <text:p text:style-name="P3">!</text:p>
      <text:p text:style-name="P3">interface Serial0/1/0</text:p>
      <text:p text:style-name="P3"><text:s/>ip address 14.0.0.1 255.255.255.252</text:p>
      <text:p text:style-name="P3"><text:s/>no fair-queue</text:p>
      <text:p text:style-name="P3"><text:s/>clockrate 56000</text:p>
      <text:p text:style-name="P3">!</text:p>
      <text:p text:style-name="P3">interface Serial0/1/1</text:p>
      <text:p text:style-name="P3"><text:s/>ip address 13.0.0.2 255.255.255.252</text:p>
      <text:p text:style-name="P3">!</text:p>
      <text:p text:style-name="P3">router rip</text:p>
      <text:p text:style-name="P3"><text:s/>network 13.0.0.0</text:p>
      <text:p text:style-name="P3"><text:s/>network 14.0.0.0</text:p>
      <text:p text:style-name="P3"><text:s/>network 172.31.0.0</text:p>
      <text:p text:style-name="P3">!</text:p>
      <text:p text:style-name="P3">ip classless</text:p>
      <text:p text:style-name="P3">!</text:p>
      <text:p text:style-name="P3">ip http server</text:p>
      <text:p text:style-name="P3">!</text:p>
      <text:p text:style-name="P3">!</text:p>
      <text:p text:style-name="P3">control-plane</text:p>
      <text:p text:style-name="P3">!</text:p>
      <text:p text:style-name="P10">ip route 0.0.0.0 14.0.0.2</text:p>
      <text:p text:style-name="P3">! <text:s text:c="8"/></text:p>
      <text:p text:style-name="P3">line con 0</text:p>
      <text:p text:style-name="P3">line aux 0</text:p>
      <text:p text:style-name="P3">line vty 0 4</text:p>
      <text:p text:style-name="P3"><text:s/>login</text:p>
      <text:p text:style-name="P3">!</text:p>
      <text:p text:style-name="P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0:56.774337969</meta:creation-date>
    <dc:date>2019-03-21T13:58:01.592014207</dc:date>
    <meta:editing-duration>PT19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75" meta:word-count="388" meta:character-count="5530" meta:non-whitespace-character-count="2256"/>
  </office:meta>
</office:document-meta>
</file>